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df23f" officeooo:paragraph-rsid="000df2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10-09T13:36:14.625380717</meta:creation-date>
    <dc:date>2022-10-09T13:36:41.213937453</dc:date>
    <meta:editing-duration>PT26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7.3.0.3$MacOSX_X86_64 LibreOffice_project/0f246aa12d0eee4a0f7adcefbf7c878fc2238db3</meta:generator>
  </office:meta>
</office:document-meta>
</file>